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756in" fo:break-before="auto" style:use-optimal-row-height="true"/>
    </style:style>
    <style:style style:name="ro15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</style:style>
    <style:style style:name="ce37" style:family="table-cell" style:parent-style-name="Default" style:data-style-name="N37"/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dcff"/>
    </style:style>
    <style:style style:name="ce51" style:family="table-cell" style:parent-style-name="Default">
      <style:text-properties fo:color="#00ff00"/>
    </style:style>
    <style:style style:name="ce52" style:family="table-cell" style:parent-style-name="Default">
      <style:table-cell-properties fo:background-color="#ffffff"/>
      <style:text-properties fo:color="#000000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ffff"/>
    </style:style>
    <style:style style:name="ce58" style:family="table-cell" style:parent-style-name="Default">
      <style:table-cell-properties fo:background-color="#23ff23"/>
    </style:style>
    <style:style style:name="ce59" style:family="table-cell" style:parent-style-name="Default">
      <style:table-cell-properties fo:background-color="#00ccff"/>
    </style:style>
    <style:style style:name="ce60" style:family="table-cell" style:parent-style-name="Default">
      <style:table-cell-properties fo:background-color="#e6e6ff"/>
    </style:style>
    <style:style style:name="ce6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4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4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5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44" table:formula="of:=[.L18]+4160" office:value-type="float" office:value="7101.81722689076">
            <text:p>7101.8172268908</text:p>
          </table:table-cell>
          <table:table-cell table:style-name="ce2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9" table:formula="of:=SUM([.H76])" office:value-type="float" office:value="1550.57692307692">
            <text:p>1550.5769230769</text:p>
          </table:table-cell>
          <table:table-cell table:style-name="ce2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9" office:value-type="float" office:value="400">
            <text:p>400</text:p>
          </table:table-cell>
          <table:table-cell table:style-name="ce2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4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5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5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5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5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5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5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5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5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5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5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5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5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5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4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5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5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4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4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4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4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4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4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4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4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6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6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6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6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7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5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6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7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6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5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6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6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5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9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37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9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9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9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9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53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9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0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9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0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9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9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0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9" table:formula="of:=[.N11]-[.M11]" office:value-type="float" office:value="-3091.33107088989">
            <text:p>-3091.3310708899</text:p>
          </table:table-cell>
          <table:table-cell/>
        </table:table-row>
        <table:table-row table:style-name="ro14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9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0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0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9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4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9" table:formula="of:=[.N16]-[.M16]" office:value-type="float" office:value="-1133.71073328117">
            <text:p>-1133.7107332812</text:p>
          </table:table-cell>
          <table:table-cell/>
        </table:table-row>
        <table:table-row table:style-name="ro14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0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9" table:formula="of:=[.N19]-[.M19]" office:value-type="float" office:value="-4763.71073328117">
            <text:p>-4763.7107332812</text:p>
          </table:table-cell>
          <table:table-cell/>
        </table:table-row>
        <table:table-row table:style-name="ro14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9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9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9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4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9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0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0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0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0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0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0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0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5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0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0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0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0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0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0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0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0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0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0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0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0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0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0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57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37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57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58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0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58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0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4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4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0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57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57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0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57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4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0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4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9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57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4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58" table:formula="of:=[.N16]-[.M16]" office:value-type="float" office:value="2680.33173525821">
            <text:p>2680.3317352582</text:p>
          </table:table-cell>
          <table:table-cell/>
        </table:table-row>
        <table:table-row table:style-name="ro14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9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57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9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57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4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0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57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4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57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2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4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55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57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4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58" table:formula="of:=[.N23]-[.M23]" office:value-type="float" office:value="328.135435685745">
            <text:p>328.1354356857</text:p>
          </table:table-cell>
          <table:table-cell/>
        </table:table-row>
        <table:table-row table:style-name="ro14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58" table:formula="of:=[.N24]-[.M24]" office:value-type="float" office:value="1852.49441004472">
            <text:p>1852.4944100447</text:p>
          </table:table-cell>
          <table:table-cell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58" table:formula="of:=[.N25]-[.M25]" office:value-type="float" office:value="3073.18510737628">
            <text:p>3073.1851073763</text:p>
          </table:table-cell>
          <table:table-cell/>
        </table:table-row>
        <table:table-row table:style-name="ro14">
          <table:table-cell table:style-name="ce37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57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4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0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0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0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4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4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0" office:value-type="string">
            <text:p>Սարգիս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0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4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4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4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0" office:value-type="string">
            <text:p>Taro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2" office:value-type="string">
            <text:p>Tina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55" office:value-type="string">
            <text:p>Stepa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0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0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0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0" office:value-type="string">
            <text:p>Սարգիս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0" office:value-type="string">
            <text:p>Գենա</text:p>
          </table:table-cell>
          <table:table-cell table:number-columns-repeated="7"/>
        </table:table-row>
        <table:table-row table:style-name="ro14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0" office:value-type="string">
            <text:p>Taro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2" office:value-type="string">
            <text:p>Tina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55" office:value-type="string">
            <text:p>Stepa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0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0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0" office:value-type="string">
            <text:p>Կարեն</text:p>
          </table:table-cell>
          <table:table-cell table:number-columns-repeated="7"/>
        </table:table-row>
        <table:table-row table:style-name="ro14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4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0" office:value-type="string">
            <text:p>Սարգիս</text:p>
          </table:table-cell>
          <table:table-cell table:number-columns-repeated="7"/>
        </table:table-row>
        <table:table-row table:style-name="ro14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0" office:value-type="string">
            <text:p>Գենա</text:p>
          </table:table-cell>
          <table:table-cell table:number-columns-repeated="7"/>
        </table:table-row>
        <table:table-row table:style-name="ro14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4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4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0" office:value-type="string">
            <text:p>Taro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2" office:value-type="string">
            <text:p>Tina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56" office:value-type="string">
            <text:p>Stepa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0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0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0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0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0" office:value-type="string">
            <text:p>Գենա</text:p>
          </table:table-cell>
          <table:table-cell table:number-columns-repeated="7"/>
        </table:table-row>
        <table:table-row table:style-name="ro14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4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4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4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4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0" office:value-type="string">
            <text:p>Taron</text:p>
          </table:table-cell>
          <table:table-cell table:number-columns-repeated="7"/>
        </table:table-row>
        <table:table-row table:style-name="ro14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2" office:value-type="string">
            <text:p>Tina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56" office:value-type="string">
            <text:p>Stepa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0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0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0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0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0" office:value-type="string">
            <text:p>Գենա</text:p>
          </table:table-cell>
          <table:table-cell table:number-columns-repeated="7"/>
        </table:table-row>
        <table:table-row table:style-name="ro14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4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0" office:value-type="string">
            <text:p>Taro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2" office:value-type="string">
            <text:p>Tina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56" office:value-type="string">
            <text:p>Stepa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table:style-name="ce37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0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0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0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6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0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0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6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0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2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47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6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4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37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0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0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0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0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0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0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2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55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55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0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0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0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0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0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0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2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55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0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0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0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0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0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0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2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55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55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55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37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0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61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0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0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62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0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0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63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0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2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4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47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4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office:value-type="float" office:value="-700">
            <text:p>-700</text:p>
          </table:table-cell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9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37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0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0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0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0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0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0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0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2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47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0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0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0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0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0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0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0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2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47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0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0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0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0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0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0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4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0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2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47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4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</table:table-row>
        <table:table-row table:style-name="ro3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/>
          <table:table-cell table:style-name="ce15" table:formula="of:=SUM([.B3:.F3])" office:value-type="float" office:value="27400" calcext:value-type="float">
            <text:p>27400</text:p>
          </table:table-cell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Արմենուհի</text:p>
          </table:table-cell>
          <table:table-cell/>
          <table:table-cell table:formula="of:=[.K2]-[.G3]" office:value-type="float" office:value="-24300" calcext:value-type="float">
            <text:p>-243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table:number-columns-repeated="2"/>
          <table:table-cell table:formula="of:=SUM([.B22:.F22])" office:value-type="float" office:value="1587.26708074534" calcext:value-type="float">
            <text:p>1587.2670807454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table:number-columns-repeated="2"/>
          <table:table-cell table:formula="of:=SUM([.E22:.F22])" office:value-type="float" office:value="308.695652173913" calcext:value-type="float">
            <text:p>308.6956521739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table:number-columns-repeated="3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5"/>
          <table:table-cell table:formula="of:=SUM([.D22:.F22])" office:value-type="float" office:value="651.552795031056" calcext:value-type="float">
            <text:p>651.552795031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Դավի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2"/>
        </table:table-row>
        <table:table-row table:style-name="ro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1" office:value-type="float" office:value="342.857142857143" calcext:value-type="float">
            <text:p>342.8571428571</text:p>
          </table:table-cell>
          <table:table-cell table:formula="of:=[.E3]/23" office:value-type="float" office:value="308.695652173913" calcext:value-type="float">
            <text:p>308.69565217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table:style-name="ce47" office:value-type="string" calcext:value-type="string">
            <text:p>Մարի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])" office:value-type="float" office:value="342.857142857143" calcext:value-type="float">
            <text:p>342.857142857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3:.H29])" office:value-type="float" office:value="26782.6086956522" calcext:value-type="float">
            <text:p>26782.6086956522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3/10/2016</text:date>, <text:time>12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0T12:54:21</dc:date>
    <meta:editing-duration>P5DT9H58S</meta:editing-duration>
    <meta:editing-cycles>2005</meta:editing-cycles>
    <meta:generator>OpenOffice/4.1.1$Unix OpenOffice.org_project/411m6$Build-9775</meta:generator>
    <dc:creator>Hasmik Dabaghyan</dc:creator>
    <meta:document-statistic meta:table-count="12" meta:cell-count="4809" meta:object-count="0"/>
  </office:meta>
</office:document-meta>
</file>